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3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95cm" fo:min-width="3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8.15cm" fo:min-width="24.9cm"/>
    </style:style>
    <style:style style:name="pr1" style:family="presentation" style:parent-style-name="Predefinito-notes">
      <style:graphic-properties fo:min-height="13.364cm"/>
    </style:style>
    <style:style style:name="co1" style:family="table-column">
      <style:table-column-properties style:column-width="5.277cm" style:use-optimal-column-width="false"/>
    </style:style>
    <style:style style:name="co2" style:family="table-column">
      <style:table-column-properties style:column-width="5.291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0.991cm"/>
    </style:style>
    <style:style style:name="ro3" style:family="table-row">
      <style:table-row-properties style:row-height="2.441cm"/>
    </style:style>
    <style:style style:name="ro4" style:family="table-row">
      <style:table-row-properties style:row-height="1.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custom-shape draw:style-name="gr2" draw:text-style-name="P2" draw:layer="layout" svg:width="4.2cm" svg:height="2.4cm" svg:x="5.4cm" svg:y="7.8cm">
          <text:p text:style-name="P2">CYPH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2.4cm" svg:x="13.2cm" svg:y="7.8cm">
          <text:p text:style-name="P2">+/-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2.4cm" svg:x="20cm" svg:y="7.8cm">
          <text:p text:style-name="P2">+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9cm" svg:x2="5.4cm" svg:y2="9cm">
          <text:p text:style-name="P2">command</text:p>
        </draw:line>
        <draw:line draw:style-name="gr3" draw:text-style-name="P3" draw:layer="layout" svg:x1="6.2cm" svg:y1="2.6cm" svg:x2="6.2cm" svg:y2="7.8cm">
          <text:p text:style-name="P2">op1</text:p>
        </draw:line>
        <draw:line draw:style-name="gr3" draw:text-style-name="P3" draw:layer="layout" svg:x1="7.2cm" svg:y1="2.6cm" svg:x2="7.2cm" svg:y2="7.8cm">
          <text:p text:style-name="P2">op2</text:p>
        </draw:line>
        <draw:custom-shape draw:style-name="gr4" draw:text-style-name="P4" draw:layer="layout" svg:width="3.6cm" svg:height="1.2cm" svg:x="13.4cm" svg:y="4.8cm">
          <text:p text:style-name="P2">su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cm" svg:height="1.2cm" svg:x="20.2cm" svg:y="4.8cm">
          <text:p text:style-name="P2">count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1cm" svg:y1="6cm" svg:x2="21cm" svg:y2="7.8cm">
          <text:p/>
        </draw:line>
        <draw:line draw:style-name="gr5" draw:text-style-name="P3" draw:layer="layout" svg:x1="22.8cm" svg:y1="6.8cm" svg:x2="22.8cm" svg:y2="7.8cm">
          <text:p/>
        </draw:line>
        <draw:line draw:style-name="gr5" draw:text-style-name="P3" draw:layer="layout" svg:x1="14.4cm" svg:y1="6cm" svg:x2="14.4cm" svg:y2="7.8cm">
          <text:p/>
        </draw:line>
        <draw:line draw:style-name="gr5" draw:text-style-name="P3" draw:layer="layout" svg:x1="16.2cm" svg:y1="6.8cm" svg:x2="16.2cm" svg:y2="7.8cm">
          <text:p/>
        </draw:line>
        <draw:frame draw:style-name="gr6" draw:text-style-name="P5" draw:layer="layout" svg:width="2.2cm" svg:height="1cm" svg:x="15.2cm" svg:y="6.2cm">
          <draw:text-box>
            <text:p>delta</text:p>
          </draw:text-box>
        </draw:frame>
        <draw:frame draw:style-name="gr6" draw:text-style-name="P5" draw:layer="layout" svg:width="2.2cm" svg:height="1cm" svg:x="22.4cm" svg:y="6.2cm">
          <draw:text-box>
            <text:p>1</text:p>
          </draw:text-box>
        </draw:frame>
        <draw:line draw:style-name="gr5" draw:text-style-name="P3" draw:layer="layout" svg:x1="8.4cm" svg:y1="7cm" svg:x2="8.4cm" svg:y2="7.8cm">
          <text:p/>
        </draw:line>
        <draw:line draw:style-name="gr7" draw:text-style-name="P3" draw:layer="layout" svg:x1="8.4cm" svg:y1="7cm" svg:x2="14.4cm" svg:y2="7cm">
          <text:p/>
        </draw:line>
        <draw:line draw:style-name="gr8" draw:text-style-name="P3" draw:layer="layout" svg:x1="15.6cm" svg:y1="10.2cm" svg:x2="15.6cm" svg:y2="13.6cm">
          <text:p/>
        </draw:line>
        <draw:line draw:style-name="gr7" draw:text-style-name="P3" draw:layer="layout" svg:x1="15.6cm" svg:y1="11.2cm" svg:x2="17.8cm" svg:y2="11.2cm">
          <text:p/>
        </draw:line>
        <draw:line draw:style-name="gr7" draw:text-style-name="P3" draw:layer="layout" svg:x1="17.8cm" svg:y1="11.2cm" svg:x2="17.8cm" svg:y2="4cm">
          <text:p/>
        </draw:line>
        <draw:line draw:style-name="gr7" draw:text-style-name="P3" draw:layer="layout" svg:x1="17.8cm" svg:y1="4cm" svg:x2="15.2cm" svg:y2="4cm">
          <text:p/>
        </draw:line>
        <draw:line draw:style-name="gr8" draw:text-style-name="P3" draw:layer="layout" svg:x1="15.2cm" svg:y1="4cm" svg:x2="15.2cm" svg:y2="4.8cm">
          <text:p/>
        </draw:line>
        <draw:line draw:style-name="gr8" draw:text-style-name="P3" draw:layer="layout" svg:x1="22.4cm" svg:y1="10.2cm" svg:x2="22.4cm" svg:y2="13.6cm">
          <text:p/>
        </draw:line>
        <draw:line draw:style-name="gr7" draw:text-style-name="P3" draw:layer="layout" svg:x1="22.4cm" svg:y1="11.2cm" svg:x2="25.4cm" svg:y2="11.2cm">
          <text:p/>
        </draw:line>
        <draw:line draw:style-name="gr7" draw:text-style-name="P3" draw:layer="layout" svg:x1="25.4cm" svg:y1="11.2cm" svg:x2="25.4cm" svg:y2="4cm">
          <text:p/>
        </draw:line>
        <draw:line draw:style-name="gr7" draw:text-style-name="P3" draw:layer="layout" svg:x1="25.4cm" svg:y1="4cm" svg:x2="22cm" svg:y2="4cm">
          <text:p/>
        </draw:line>
        <draw:line draw:style-name="gr8" draw:text-style-name="P3" draw:layer="layout" svg:x1="22cm" svg:y1="4cm" svg:x2="22cm" svg:y2="4.8cm">
          <text:p/>
        </draw:line>
        <draw:line draw:style-name="gr3" draw:text-style-name="P6" draw:layer="layout" svg:x1="10cm" svg:y1="9cm" svg:x2="13.2cm" svg:y2="9cm">
          <text:p text:style-name="P2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/text:p>
        </draw:line>
        <draw:line draw:style-name="gr3" draw:text-style-name="P3" draw:layer="layout" svg:x1="1cm" svg:y1="9.8cm" svg:x2="5.4cm" svg:y2="9.8cm">
          <text:p text:style-name="P2">mode</text:p>
        </draw:line>
        <draw:line draw:style-name="gr3" draw:text-style-name="P7" draw:layer="layout" svg:x1="10cm" svg:y1="9.6cm" svg:x2="13.2cm" svg:y2="9.6cm">
          <text:p text:style-name="P2"><text:span text:style-name="T2">m</text:span><text:span text:style-name="T2">o</text:span><text:span text:style-name="T2">d</text:span><text:span text:style-name="T2">e</text:span></text:p>
        </draw:line>
        <draw:line draw:style-name="gr3" draw:text-style-name="P6" draw:layer="layout" svg:x1="18.2cm" svg:y1="9cm" svg:x2="20cm" svg:y2="9cm">
          <text:p text:style-name="P2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/text:p>
        </draw:line>
        <draw:custom-shape draw:style-name="gr9" draw:text-style-name="P3" draw:layer="layout" svg:width="25.4cm" svg:height="8.4cm" svg:x="1.4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frame draw:style-name="standard" draw:layer="layout" svg:width="26.398cm" svg:height="13.006cm" svg:x="0.926cm" svg:y="1.1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mmand</text:p>
              </table:table-cell>
              <table:table-cell>
                <text:p>mode</text:p>
              </table:table-cell>
              <table:table-cell>
                <text:p>azione</text:p>
              </table:table-cell>
              <table:table-cell>
                <text:p>Azione su sum</text:p>
              </table:table-cell>
              <table:table-cell>
                <text:p>Azione su counter</text:p>
              </table:table-cell>
            </table:table-row>
            <table:table-row table:style-name="ro2" table:default-cell-style-name="gray2">
              <table:table-cell>
                <text:p>RESET</text:p>
              </table:table-cell>
              <table:table-cell>
                <text:p>ENCRYPT</text:p>
              </table:table-cell>
              <table:table-cell/>
              <table:table-cell>
                <text:p>= 0</text:p>
              </table:table-cell>
              <table:table-cell>
                <text:p>= 0</text:p>
              </table:table-cell>
            </table:table-row>
            <table:table-row table:style-name="ro2" table:default-cell-style-name="gray1">
              <table:table-cell>
                <text:p>RESET</text:p>
              </table:table-cell>
              <table:table-cell>
                <text:p>DECRYPT</text:p>
              </table:table-cell>
              <table:table-cell/>
              <table:table-cell>
                <text:p>= DELTA * 32</text:p>
              </table:table-cell>
              <table:table-cell>
                <text:p>= 0</text:p>
              </table:table-cell>
            </table:table-row>
            <table:table-row table:style-name="ro3" table:default-cell-style-name="gray2">
              <table:table-cell>
                <text:p>CYPHER</text:p>
              </table:table-cell>
              <table:table-cell>
                <text:p>-</text:p>
              </table:table-cell>
              <table:table-cell>
                <text:p>Porta in output il calcolo del CYPHER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OPERATE_ON_V0</text:p>
              </table:table-cell>
              <table:table-cell>
                <text:p>ENCRYPT</text:p>
              </table:table-cell>
              <table:table-cell>
                <text:p>= op1 + op2</text:p>
                <text:p>(v0 = v0 + acc)</text:p>
              </table:table-cell>
              <table:table-cell>
                <text:p>+ DELTA</text:p>
              </table:table-cell>
              <table:table-cell/>
            </table:table-row>
            <table:table-row table:style-name="ro1" table:default-cell-style-name="gray2">
              <table:table-cell>
                <text:p>OPERATE_ON_V0</text:p>
              </table:table-cell>
              <table:table-cell>
                <text:p>DECRYPT</text:p>
              </table:table-cell>
              <table:table-cell>
                <text:p>= op1 - op2</text:p>
                <text:p>(v0 = v0 - acc)</text:p>
              </table:table-cell>
              <table:table-cell/>
              <table:table-cell>
                <text:p>+1</text:p>
              </table:table-cell>
            </table:table-row>
            <table:table-row table:style-name="ro1" table:default-cell-style-name="gray1">
              <table:table-cell>
                <text:p>OPERATE_ON_V1</text:p>
              </table:table-cell>
              <table:table-cell>
                <text:p>ENCRYPT</text:p>
              </table:table-cell>
              <table:table-cell>
                <text:p>= op1 + op2</text:p>
                <text:p>(v1 = v1 + acc)</text:p>
              </table:table-cell>
              <table:table-cell/>
              <table:table-cell>
                <text:p>+ 1</text:p>
              </table:table-cell>
            </table:table-row>
            <table:table-row table:style-name="ro4" table:default-cell-style-name="gray2">
              <table:table-cell>
                <text:p>OPERATE_ON_V1</text:p>
              </table:table-cell>
              <table:table-cell>
                <text:p>DECRYPT</text:p>
              </table:table-cell>
              <table:table-cell>
                <text:p>= op1 - op2</text:p>
                <text:p>(v1 = v1 - acc)</text:p>
              </table:table-cell>
              <table:table-cell>
                <text:p>- DELTA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Predefinito-backgroundobjects">
      <style:graphic-properties draw:auto-grow-height="false" fo:min-height="1.086cm"/>
    </style:style>
    <style:style style:name="Mpr2" style:family="presentation" style:parent-style-name="Predefinito-backgroundobjects">
      <style:graphic-properties draw:auto-grow-height="false" fo:min-height="1.485cm"/>
    </style:style>
    <style:style style:name="Mpr3" style:family="presentation" style:parent-style-name="Predefinit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51:32.777614152</meta:creation-date>
    <dc:date>2018-11-16T17:39:15.143828727</dc:date>
    <meta:editing-duration>PT4H57M24S</meta:editing-duration>
    <meta:editing-cycles>2</meta:editing-cycles>
    <meta:generator>LibreOffice/6.1.2.1$Linux_X86_64 LibreOffice_project/10$Build-1</meta:generator>
    <meta:document-statistic meta:object-count="59"/>
  </office:meta>
</office:document-meta>
</file>